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 draw:shadow="hidden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 draw:auto-grow-height="false" draw:shadow="hidden"/>
    </style:style>
    <style:style style:name="gr9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96cm" svg:height="3.8cm" svg:x="10.802cm" svg:y="0.7cm">
          <text:p text:style-name="P1">GB4DGraph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622cm" svg:height="2.5cm" svg:x="10.776cm" svg:y="5.7cm">
          <text:p text:style-name="P1">GB4D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8.402cm" svg:height="2.5cm" svg:x="4.998cm" svg:y="8.6cm">
          <text:p text:style-name="P1">GB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02cm" svg:height="1.7cm" svg:x="4.998cm" svg:y="15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02cm" svg:height="3.1cm" svg:x="4.998cm" svg:y="17cm">
          <text:p text:style-name="P1">GorillaBuilderz 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02cm" svg:height="2.7cm" svg:x="4.998cm" svg:y="11.5cm">
          <text:p text:style-name="P1">Arduino 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1cm" svg:x="5.698cm" svg:y="12.6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42cm" svg:height="1cm" svg:x="16.698cm" svg:y="12.6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5.198cm" svg:y="9.7cm">
          <text:p text:style-name="P1">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17.098cm" svg:y="9.7cm">
          <text:p text:style-name="P1">Serial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cm" svg:height="1cm" svg:x="10.198cm" svg:y="9.7cm">
          <text:p text:style-name="P1">SC16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10.998cm" svg:y="6.8cm">
          <text:p text:style-name="P1">GB4DSpi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1cm" svg:x="16.698cm" svg:y="6.8cm">
          <text:p text:style-name="P1">GB4DSerial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98cm" svg:height="1cm" svg:x="11cm" svg:y="2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12.898cm" svg:y="2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6cm" svg:y="3.2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98cm" svg:height="1cm" svg:x="11cm" svg:y="3.2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13.3cm" svg:y="3.2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5.498cm" svg:y="2cm">
          <text:p text:style-name="P1">RadialGau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9.698cm" svg:y="3.2cm">
          <text:p text:style-name="P1">Radial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9.698cm" svg:y="2cm">
          <text:p text:style-name="P1">RadialTick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7cm" svg:y1="14.6cm" svg:x2="24.6cm" svg:y2="14.6cm">
          <text:p/>
        </draw:line>
        <draw:frame draw:style-name="gr6" draw:layer="layout" svg:width="3.245cm" svg:height="0.962cm" svg:x="1.257cm" svg:y="15.3cm">
          <draw:text-box>
            <text:p>Hardware</text:p>
          </draw:text-box>
        </draw:frame>
        <draw:frame draw:style-name="gr6" draw:layer="layout" svg:width="3.004cm" svg:height="0.962cm" svg:x="1.498cm" svg:y="13cm">
          <draw:text-box>
            <text:p>Software</text:p>
          </draw:text-box>
        </draw:frame>
        <draw:line draw:style-name="gr7" draw:text-style-name="P1" draw:layer="layout" svg:x1="4.498cm" svg:y1="14.6cm" svg:x2="4.498cm" svg:y2="18.6cm">
          <text:p/>
        </draw:line>
        <draw:line draw:style-name="gr7" draw:text-style-name="P1" draw:layer="layout" svg:x1="4.498cm" svg:y1="14.6cm" svg:x2="4.498cm" svg:y2="9.1cm">
          <text:p/>
        </draw:line>
        <draw:custom-shape draw:style-name="gr8" draw:text-style-name="P1" draw:layer="layout" svg:width="12.667cm" svg:height="1.5cm" draw:transform="rotate (1.5707963267946) translate (24.7cm 14.167cm)">
          <text:p text:style-name="P1">GBDiagno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3cm" svg:height="1cm" svg:x="23.4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3.4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3.4cm" svg:y="2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6cm" svg:height="1cm" svg:x="22.1cm" svg:y="12.6cm">
          <text:p/>
          <draw:enhanced-geometry svg:viewBox="0 0 21600 21600" draw:text-areas="?f7 ?f0 21600 ?f2" draw:type="left-arrow" draw:modifiers="3570.93425605536 5221.9780219780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6cm" svg:height="3.394cm" svg:x="5cm" svg:y="4.8cm">
          <text:p text:style-name="P1">GBEthern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64cm" svg:height="1cm" svg:x="5.2cm" svg:y="6.9cm">
          <text:p text:style-name="P1">WizFi2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154cm" svg:height="1cm" svg:x="5.222cm" svg:y="5.7cm">
          <text:p text:style-name="P1">Arduino Eth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4.098cm" svg:height="1cm" svg:x="10.6cm" svg:y="4.6cm">
          <text:p/>
          <draw:enhanced-geometry svg:viewBox="0 0 21600 21600" draw:text-areas="?f7 ?f0 21600 ?f2" draw:type="left-arrow" draw:modifiers="778.267962266827 5437.762237762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Dumas</meta:initial-creator>
    <meta:creation-date>2012-04-26T12:36:47</meta:creation-date>
    <dc:date>2012-06-22T13:02:38</dc:date>
    <dc:creator>Andre Dumas</dc:creator>
    <meta:editing-duration>PT4H49M25S</meta:editing-duration>
    <meta:editing-cycles>40</meta:editing-cycles>
    <meta:generator>LibreOffice/3.3$Linux LibreOffice_project/330m19$Build-401</meta:generator>
    <meta:document-statistic meta:object-count="35"/>
  </office:meta>
</office:document-meta>
</file>